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padding="0in" fo:border="non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padding="0in" fo:border="none"/>
      <style:text-properties fo:font-size="12pt" style:font-size-asian="12pt" style:font-size-complex="12pt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 fo:padding="0in" fo:border="none"/>
      <style:text-properties fo:font-size="12pt" style:font-size-asian="12pt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ask 2 - Робота з базовими функціями граф-орієнтованої БД на прикладі Neo4j </text:span></text:p>
      <text:p text:style-name="P3"/>
      <text:p text:style-name="P2"><text:span text:style-name="T1">Установка:</text:span></text:p>
      <text:list xml:id="list1670690616" text:style-name="WWNum5">
        <text:list-item>
          <text:p text:style-name="P5"><text:span text:style-name="T2">Встановіть Neo4j локально або на віртуальну машину </text:span><text:a xlink:type="simple" xlink:href="http://neo4j.com/download/" text:style-name="ListLabel_20_46" text:visited-style-name="ListLabel_20_46"><text:span text:style-name="T4">http://neo4j.com/download/</text:span></text:a><text:span text:style-name="T2"> </text:span></text:p>
        </text:list-item>
      </text:list>
      <text:p text:style-name="P11"/>
      <text:list xml:id="list112021248011307" text:continue-numbering="true" text:style-name="WWNum5">
        <text:list-item>
          <text:p text:style-name="P5"><text:span text:style-name="T2">Без установки з Neo4j можна працювати онлайн на сайті </text:span><text:a xlink:type="simple" xlink:href="http://neo4j.com/sandbox/" text:style-name="ListLabel_20_46" text:visited-style-name="ListLabel_20_46"><text:span text:style-name="T4">http://neo4j.com/sandbox/</text:span></text:a><text:span text:style-name="T2"> </text:span></text:p>
        </text:list-item>
      </text:list>
      <text:p text:style-name="P4"/>
      <text:p text:style-name="P2"><text:span text:style-name="T2">Література:</text:span></text:p>
      <text:list xml:id="list3946898249" text:style-name="WWNum2">
        <text:list-item>
          <text:p text:style-name="P6"><text:a xlink:type="simple" xlink:href="http://neo4j.com/developer/get-started/" text:style-name="ListLabel_20_46" text:visited-style-name="ListLabel_20_46"><text:span text:style-name="T4">http://neo4j.com/developer/get-started/</text:span></text:a></text:p>
        </text:list-item>
        <text:list-item>
          <text:p text:style-name="P6"><text:a xlink:type="simple" xlink:href="http://neo4j.com/developer/cypher/" text:style-name="ListLabel_20_46" text:visited-style-name="ListLabel_20_46"><text:span text:style-name="T4">http://neo4j.com/developer/cypher/</text:span></text:a></text:p>
        </text:list-item>
        <text:list-item>
          <text:p text:style-name="P6"><text:a xlink:type="simple" xlink:href="http://neo4j.com/developer/data-modeling/" text:style-name="ListLabel_20_46" text:visited-style-name="ListLabel_20_46"><text:span text:style-name="T4">http://neo4j.com/developer/data-modeling/</text:span></text:a></text:p>
        </text:list-item>
        <text:list-item>
          <text:p text:style-name="P6"><text:a xlink:type="simple" xlink:href="http://neo4j.com/developer/guide-data-visualization/" text:style-name="ListLabel_20_46" text:visited-style-name="ListLabel_20_46"><text:span text:style-name="T4">http://neo4j.com/ developer / guide-data-visualization /</text:span></text:a><text:span text:style-name="T2"> </text:span></text:p>
        </text:list-item>
      </text:list>
      <text:p text:style-name="P4"/>
      <text:p text:style-name="P2"><text:span text:style-name="T1">Завдання:</text:span></text:p>
      <text:p text:style-name="P2"><text:span text:style-name="T2">Змоделювати наступну предметну область:</text:span></text:p>
      <text:list xml:id="list3635789887" text:style-name="WWNum3">
        <text:list-item>
          <text:p text:style-name="P7"><text:span text:style-name="T2">Є: Items, Customers, Orders</text:span></text:p>
        </text:list-item>
        <text:list-item>
          <text:p text:style-name="P7"><text:span text:style-name="T2">Customer може додати Item(s) до Order (тобто купити Товар)</text:span></text:p>
        </text:list-item>
        <text:list-item>
          <text:p text:style-name="P7"><text:span text:style-name="T2">У Customer може бути багато Orders</text:span></text:p>
        </text:list-item>
        <text:list-item>
          <text:p text:style-name="P7"><text:span text:style-name="T2">Item може входити в багато Orders, i у Item є вартість</text:span></text:p>
        </text:list-item>
        <text:list-item>
          <text:p text:style-name="P7"><text:span text:style-name="T2">Customer може переглядати (view), але при цьому не купувати Items </text:span></text:p>
        </text:list-item>
      </text:list>
      <text:p text:style-name="P4"/>
      <text:p text:style-name="P2"><text:span text:style-name="T2">Написати наступні види запитів:</text:span></text:p>
      <text:list xml:id="list1377083379" text:style-name="WWNum4">
        <text:list-item>
          <text:p text:style-name="P8"><text:span text:style-name="T2">Знайти Items які входять в конкретний Order</text:span></text:p>
        </text:list-item>
        <text:list-item>
          <text:p text:style-name="P9"><text:span text:style-name="T2">Підрахувати вартість конкретного Order</text:span></text:p>
        </text:list-item>
        <text:list-item>
          <text:p text:style-name="P8"><text:span text:style-name="T2">Знайти всі Orders конкретного Customer</text:span></text:p>
        </text:list-item>
        <text:list-item>
          <text:p text:style-name="P8"><text:soft-page-break/><text:span text:style-name="T2">Знайти всі Items куплені конкретним Customer (через Order)</text:span></text:p>
        </text:list-item>
        <text:list-item>
          <text:p text:style-name="P9"><text:span text:style-name="T2">Знайти кількість Items куплені конкретним Customer (через Order)</text:span></text:p>
        </text:list-item>
        <text:list-item>
          <text:p text:style-name="P9"><text:span text:style-name="T2">Знайти для Customer на яку суму він придбав товарів (через Order)</text:span></text:p>
        </text:list-item>
        <text:list-item>
          <text:p text:style-name="P9"><text:span text:style-name="T2">Знайті скільки разів кожен товар був придбаний, відсортувати за цим значенням</text:span></text:p>
        </text:list-item>
        <text:list-item>
          <text:p text:style-name="P8"><text:span text:style-name="T2">Знайти всі Items переглянуті (view) конкретним Customer</text:span></text:p>
        </text:list-item>
        <text:list-item>
          <text:p text:style-name="P8"><text:span text:style-name="T2">Знайти інші Items що купувались разом з конкретним Item (тобто всі Items що входять до Order-s разом з даними Item)</text:span></text:p>
        </text:list-item>
        <text:list-item>
          <text:p text:style-name="P8"><text:span text:style-name="T2">Знайти Customers які купили даний конкретний Item</text:span></text:p>
        </text:list-item>
        <text:list-item>
          <text:p text:style-name="P8"><text:span text:style-name="T2">Знайти для певного Customer(а) товари, які він переглядав, але не купив</text:span></text:p>
        </text:list-item>
      </text:list>
      <text:p text:style-name="P4"/>
      <text:p text:style-name="P1"><text:span text:style-name="T5">Вимогу до оформлення протоколу:</text:span></text:p>
      <text:p text:style-name="P1">Завдання здається особисто без протоколу, або надсилається протокол який має містити:</text:p>
      <text:list xml:id="list1306477467" text:style-name="WWNum1">
        <text:list-item>
          <text:p text:style-name="P10">команди та результати їх виконання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31" meta:character-count="1591" meta:non-whitespace-character-count="1408"/>
    <meta:generator>LibreOfficeDev/6.0.5.2$Linux_X86_64 LibreOffice_project/</meta:generator>
  </office:meta>
</office:document-meta>
</file>